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>Câu 1: Hãy chuyển đổi các số nhị phân 4 bit sau đây ra số bát phân và thập lục phân:</text:p>
      <text:list xml:id="list2405011156" text:style-name="WWNum4">
        <text:list-item>
          <text:p text:style-name="P1">0110</text:p>
        </text:list-item>
        <text:list-item>
          <text:p text:style-name="P1">1110</text:p>
        </text:list-item>
        <text:list-item>
          <text:p text:style-name="P1">1100</text:p>
        </text:list-item>
        <text:list-item>
          <text:p text:style-name="P1">0111</text:p>
        </text:list-item>
      </text:list>
      <text:p text:style-name="Standard"/>
      <text:p text:style-name="Standard">Câu 2: Hãy chuyển đổi các số nhị phân 1 byte sau đây ra số bát phân và thập lục phân:</text:p>
      <text:list xml:id="list13229317074813" text:continue-numbering="true" text:style-name="WWNum4">
        <text:list-item>
          <text:p text:style-name="P1">0101 0110</text:p>
        </text:list-item>
        <text:list-item>
          <text:p text:style-name="P1">0101 1110</text:p>
        </text:list-item>
        <text:list-item>
          <text:p text:style-name="P1">0101 1100</text:p>
        </text:list-item>
        <text:list-item>
          <text:p text:style-name="P1">0111 0111</text:p>
        </text:list-item>
        <text:list-item>
          <text:p text:style-name="P1">0101 1110</text:p>
        </text:list-item>
        <text:list-item>
          <text:p text:style-name="P1">0101 1001</text:p>
        </text:list-item>
      </text:list>
      <text:p text:style-name="P8"/>
      <text:p text:style-name="Standard">Câu 3: Hãy chuyển đổi các số nhị phân 2 byte sau đây ra số bát phân và thập lục phân:</text:p>
      <text:list xml:id="list3984071143" text:style-name="WWNum2">
        <text:list-item>
          <text:p text:style-name="P2">0101 0110 0011 1010</text:p>
        </text:list-item>
        <text:list-item>
          <text:p text:style-name="P2">0101 1110 1101 0110</text:p>
        </text:list-item>
        <text:list-item>
          <text:p text:style-name="P2">0101 1100 0111 0111</text:p>
        </text:list-item>
        <text:list-item>
          <text:p text:style-name="P2">0101 1110 0101 1001</text:p>
        </text:list-item>
        <text:list-item>
          <text:p text:style-name="P2">0111 1001 1101 0101</text:p>
        </text:list-item>
      </text:list>
      <text:p text:style-name="P8"/>
      <text:p text:style-name="Standard">Câu 4: Hãy chuyển đổi các số nhị phân lẻ sau đây ra số bát phân và thập lục phân:</text:p>
      <text:list xml:id="list1784313554" text:style-name="WWNum7">
        <text:list-item>
          <text:p text:style-name="P3">0101 0110.011</text:p>
        </text:list-item>
        <text:list-item>
          <text:p text:style-name="P3"><text:soft-page-break/>0101 1110.0011</text:p>
        </text:list-item>
        <text:list-item>
          <text:p text:style-name="P3">0101 1100.011</text:p>
        </text:list-item>
        <text:list-item>
          <text:p text:style-name="P3">0111 0111.1101</text:p>
        </text:list-item>
        <text:list-item>
          <text:p text:style-name="P3">0101 1110.0111</text:p>
        </text:list-item>
        <text:list-item>
          <text:p text:style-name="P3">0101 1001.0011</text:p>
        </text:list-item>
      </text:list>
      <text:p text:style-name="P9"/>
      <text:p text:style-name="Standard">Câu 5: Cộng hai số nhị phân 1 byte sau đó hãy chuyển đổi sang số bát phân và thập lục phân:</text:p>
      <text:list xml:id="list4255996997" text:style-name="WWNum5">
        <text:list-item>
          <text:p text:style-name="P4">0101 0110 + 0101 0110 </text:p>
        </text:list-item>
        <text:list-item>
          <text:p text:style-name="P4">0101 0110 + 0111 0110 </text:p>
        </text:list-item>
        <text:list-item>
          <text:p text:style-name="P4">0111 0110 + 0100 0110</text:p>
        </text:list-item>
        <text:list-item>
          <text:p text:style-name="P4">0100 0110 + 0100 1010</text:p>
        </text:list-item>
        <text:list-item>
          <text:p text:style-name="P4">0100 1010 + 0110 1100</text:p>
        </text:list-item>
      </text:list>
      <text:p text:style-name="P9"/>
      <text:p text:style-name="Standard">Câu 6: Cộng hai số nhị phân 2 byte sau đó hãy chuyển đổi sang số bát phân và thập lục phân:</text:p>
      <text:list xml:id="list1765577029" text:style-name="WWNum1">
        <text:list-item>
          <text:p text:style-name="P5">0101 0110 0011 1010 + 0101 0101 1011 1010</text:p>
        </text:list-item>
        <text:list-item>
          <text:p text:style-name="P5">0111 0111 0011 1010 + 0101 0111 1111 1011</text:p>
        </text:list-item>
        <text:list-item>
          <text:p text:style-name="P5">0001 0010 0011 1111 + 0100 0101 1001 1011</text:p>
        </text:list-item>
        <text:list-item>
          <text:p text:style-name="P5">0100 1110 0111 1000 + 0101 1101 0011 1001</text:p>
        </text:list-item>
      </text:list>
      <text:p text:style-name="Standard"/>
      <text:p text:style-name="Standard">Câu 7 : Hãy chuyển đổi các số thập lục phân lẻ sau đây ra nhị phân:</text:p>
      <text:list xml:id="list1352329912" text:style-name="WWNum6">
        <text:list-item>
          <text:p text:style-name="P6">A1F.02</text:p>
        </text:list-item>
        <text:list-item>
          <text:p text:style-name="P6">2E0.A</text:p>
        </text:list-item>
        <text:list-item>
          <text:p text:style-name="P6">A25.EB</text:p>
        </text:list-item>
        <text:list-item>
          <text:p text:style-name="P6">C.65</text:p>
        </text:list-item>
        <text:list-item>
          <text:p text:style-name="P6">B8.2</text:p>
        </text:list-item>
        <text:list-item>
          <text:p text:style-name="P6">D9.4F</text:p>
        </text:list-item>
        <text:list-item>
          <text:p text:style-name="P6"><text:soft-page-break/>E5.09</text:p>
        </text:list-item>
      </text:list>
      <text:p text:style-name="Standard"/>
      <text:p text:style-name="Standard">Câu 8 : Hãy chuyển đổi các số thập lục phân sau đây ra nhị phân:</text:p>
      <text:list xml:id="list882300844" text:style-name="WWNum3">
        <text:list-item>
          <text:p text:style-name="P7">A1F</text:p>
        </text:list-item>
        <text:list-item>
          <text:p text:style-name="P7">250</text:p>
        </text:list-item>
        <text:list-item>
          <text:p text:style-name="P7">A35 </text:p>
        </text:list-item>
        <text:list-item>
          <text:p text:style-name="P7">C7F</text:p>
        </text:list-item>
        <text:list-item>
          <text:p text:style-name="P7">B28 </text:p>
        </text:list-item>
        <text:list-item>
          <text:p text:style-name="P7">DC9 </text:p>
        </text:list-item>
        <text:list-item>
          <text:p text:style-name="P7">EA5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327" meta:character-count="1313" meta:non-whitespace-character-count="1077"/>
    <meta:generator>LibreOfficeDev/6.0.5.2$Linux_X86_64 LibreOffice_project/</meta:generator>
  </office:meta>
</office:document-meta>
</file>